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C000001741E0E1695C0FC2BE5.png" manifest:media-type="image/png"/>
  <manifest:file-entry manifest:full-path="Pictures/100000010000032200000277CB39B996BB3C1ADF.png" manifest:media-type="image/png"/>
  <manifest:file-entry manifest:full-path="Pictures/100000010000032200000277530281B24039C6C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ca875" officeooo:paragraph-rsid="001ca875"/>
    </style:style>
    <style:style style:name="P2" style:family="paragraph" style:parent-style-name="Standard">
      <style:text-properties officeooo:paragraph-rsid="001ca875"/>
    </style:style>
    <style:style style:name="T1" style:family="text">
      <style:text-properties officeooo:rsid="001ca8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·</text:span> <text:span text:style-name="T1">Creación da Zona Inversa:<text:tab/><text:tab/><text:tab/><text:tab/><text:tab/>· Novo Cliente:</text:span></text:p>
      <text:p text:style-name="Standard"/>
      <text:p text:style-name="Standard"><draw:frame draw:style-name="fr1" draw:name="Imagen1" text:anchor-type="char" svg:x="-0.52cm" svg:y="0.356cm" svg:width="8.717cm" svg:height="6.858cm" draw:z-index="0"><draw:image xlink:href="Pictures/100000010000032200000277530281B24039C6C9.png" xlink:type="simple" xlink:show="embed" xlink:actuate="onLoad" draw:mime-type="image/png"/></draw:frame><draw:frame draw:style-name="fr1" draw:name="Imagen2" text:anchor-type="char" svg:x="9.322cm" svg:y="0.229cm" svg:width="8.7cm" svg:height="6.846cm" draw:z-index="1"><draw:image xlink:href="Pictures/100000010000032200000277CB39B996BB3C1AD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1">· Resolución inversa e directa: </text:p>
      <text:p text:style-name="P1"/>
      <text:p text:style-name="P1"><draw:frame draw:style-name="fr1" draw:name="Imagen4" text:anchor-type="char" svg:x="0.459cm" svg:y="0.811cm" svg:width="17cm" svg:height="9.698cm" draw:z-index="2"><draw:image xlink:href="Pictures/100000010000028C000001741E0E1695C0FC2BE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10:38:06.130649758</meta:creation-date>
    <dc:date>2025-04-11T10:52:24.742258775</dc:date>
    <meta:editing-duration>PT14M19S</meta:editing-duration>
    <meta:editing-cycles>1</meta:editing-cycles>
    <meta:document-statistic meta:table-count="0" meta:image-count="3" meta:object-count="0" meta:page-count="1" meta:paragraph-count="2" meta:word-count="13" meta:character-count="79" meta:non-whitespace-character-count="63"/>
    <meta:generator>LibreOffice/7.4.7.2$Linux_X86_64 LibreOffice_project/40$Build-2</meta:generator>
  </office:meta>
</office:document-meta>
</file>